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b25f0" officeooo:paragraph-rsid="001b25f0" style:font-weight-asian="bold" style:font-weight-complex="bold"/>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0f7f61" officeooo:paragraph-rsid="000f7f61" style:font-weight-asian="bold" style:font-weight-complex="bold"/>
    </style:style>
    <style:style style:name="P5" style:family="paragraph" style:parent-style-name="Text_20_body">
      <style:paragraph-properties fo:margin-top="0cm" fo:margin-bottom="0cm" loext:contextual-spacing="false"/>
      <style:text-properties officeooo:rsid="00185486" officeooo:paragraph-rsid="00185486"/>
    </style:style>
    <style:style style:name="P6" style:family="paragraph" style:parent-style-name="Standard">
      <style:text-properties fo:font-weight="bold" officeooo:rsid="001b25f0" officeooo:paragraph-rsid="001b25f0" style:font-weight-asian="bold" style:font-weight-complex="bold"/>
    </style:style>
    <style:style style:name="P7" style:family="paragraph" style:parent-style-name="Standard">
      <style:text-properties officeooo:paragraph-rsid="002f285b"/>
    </style:style>
    <style:style style:name="P8" style:family="paragraph" style:parent-style-name="Text_20_body" style:list-style-name="L1"/>
    <style:style style:name="P9" style:family="paragraph" style:parent-style-name="Text_20_body">
      <style:paragraph-properties fo:margin-top="0cm" fo:margin-bottom="0cm" loext:contextual-spacing="false"/>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officeooo:rsid="0029c76f" officeooo:paragraph-rsid="0029c76f"/>
    </style:style>
    <style:style style:name="P12" style:family="paragraph" style:parent-style-name="Text_20_body">
      <style:paragraph-properties fo:margin-top="0cm" fo:margin-bottom="0cm" loext:contextual-spacing="false"/>
      <style:text-properties officeooo:rsid="00185486" officeooo:paragraph-rsid="002c2b37"/>
    </style:style>
    <style:style style:name="P13" style:family="paragraph" style:parent-style-name="Text_20_body">
      <style:paragraph-properties fo:margin-top="0cm" fo:margin-bottom="0cm" loext:contextual-spacing="false"/>
      <style:text-properties officeooo:rsid="002acb80" officeooo:paragraph-rsid="002acb80"/>
    </style:style>
    <style:style style:name="P14" style:family="paragraph" style:parent-style-name="Text_20_body" style:list-style-name="L2">
      <style:paragraph-properties fo:margin-top="0cm" fo:margin-bottom="0cm" loext:contextual-spacing="false"/>
      <style:text-properties officeooo:paragraph-rsid="002acb80"/>
    </style:style>
    <style:style style:name="P15" style:family="paragraph" style:parent-style-name="Text_20_body">
      <style:paragraph-properties fo:margin-top="0cm" fo:margin-bottom="0cm" loext:contextual-spacing="false"/>
      <style:text-properties officeooo:rsid="002c2b37" officeooo:paragraph-rsid="002c2b37"/>
    </style:style>
    <style:style style:name="P16" style:family="paragraph" style:parent-style-name="Text_20_body">
      <style:paragraph-properties fo:margin-top="0cm" fo:margin-bottom="0cm" loext:contextual-spacing="false"/>
      <style:text-properties officeooo:rsid="002c2b37" officeooo:paragraph-rsid="002ec9ae"/>
    </style:style>
    <style:style style:name="P17" style:family="paragraph" style:parent-style-name="Text_20_body">
      <style:paragraph-properties fo:margin-top="0cm" fo:margin-bottom="0cm" loext:contextual-spacing="false"/>
      <style:text-properties officeooo:rsid="002f285b" officeooo:paragraph-rsid="0030f200"/>
    </style:style>
    <style:style style:name="P18" style:family="paragraph" style:parent-style-name="Text_20_body">
      <style:paragraph-properties fo:margin-top="0cm" fo:margin-bottom="0cm" loext:contextual-spacing="false"/>
      <style:text-properties officeooo:paragraph-rsid="00368152"/>
    </style:style>
    <style:style style:name="P19" style:family="paragraph" style:parent-style-name="Text_20_body">
      <style:paragraph-properties fo:margin-top="0cm" fo:margin-bottom="0cm" loext:contextual-spacing="false"/>
      <style:text-properties officeooo:paragraph-rsid="003e3817"/>
    </style:style>
    <style:style style:name="P20" style:family="paragraph" style:parent-style-name="Text_20_body">
      <style:paragraph-properties fo:margin-top="0cm" fo:margin-bottom="0cm" loext:contextual-spacing="false"/>
      <style:text-properties officeooo:rsid="003e3817" officeooo:paragraph-rsid="003e3817"/>
    </style:style>
    <style:style style:name="T1" style:family="text">
      <style:text-properties officeooo:rsid="0010d75a"/>
    </style:style>
    <style:style style:name="T2" style:family="text">
      <style:text-properties officeooo:rsid="0015076a"/>
    </style:style>
    <style:style style:name="T3" style:family="text">
      <style:text-properties officeooo:rsid="001a2fee"/>
    </style:style>
    <style:style style:name="T4" style:family="text">
      <style:text-properties officeooo:rsid="001b25f0"/>
    </style:style>
    <style:style style:name="T5" style:family="text">
      <style:text-properties fo:font-variant="normal" fo:text-transform="none" fo:color="#222222" style:font-name="Arial" fo:font-size="9.75pt" fo:letter-spacing="normal" fo:font-style="normal" fo:font-weight="normal"/>
    </style:style>
    <style:style style:name="T6" style:family="text">
      <style:text-properties fo:font-variant="normal" fo:text-transform="none" fo:color="#222222" style:font-name="Arial" fo:font-size="9.75pt" fo:letter-spacing="normal" fo:font-style="normal" fo:font-weight="normal" officeooo:rsid="002f285b" style:font-weight-asian="bold" style:font-weight-complex="bold"/>
    </style:style>
    <style:style style:name="T7" style:family="text">
      <style:text-properties fo:font-variant="normal" fo:text-transform="none" fo:color="#222222" style:font-name="Arial" fo:font-size="9.75pt" fo:letter-spacing="normal" fo:font-style="italic" fo:font-weight="normal"/>
    </style:style>
    <style:style style:name="T8" style:family="text">
      <style:text-properties fo:color="#222222" style:font-name="Arial" fo:font-size="9.75pt" fo:letter-spacing="normal" fo:font-style="italic" fo:font-weight="normal"/>
    </style:style>
    <style:style style:name="T9" style:family="text">
      <style:text-properties officeooo:rsid="001e4ba1"/>
    </style:style>
    <style:style style:name="T10" style:family="text">
      <style:text-properties officeooo:rsid="001ed553"/>
    </style:style>
    <style:style style:name="T11" style:family="text">
      <style:text-properties officeooo:rsid="001f8bcd"/>
    </style:style>
    <style:style style:name="T12" style:family="text">
      <style:text-properties officeooo:rsid="0020526e"/>
    </style:style>
    <style:style style:name="T13" style:family="text">
      <style:text-properties officeooo:rsid="0022a7d6"/>
    </style:style>
    <style:style style:name="T14" style:family="text">
      <style:text-properties officeooo:rsid="0024f952"/>
    </style:style>
    <style:style style:name="T15" style:family="text">
      <style:text-properties officeooo:rsid="0029c76f"/>
    </style:style>
    <style:style style:name="T16" style:family="text">
      <style:text-properties officeooo:rsid="002acb80"/>
    </style:style>
    <style:style style:name="T17" style:family="text">
      <style:text-properties officeooo:rsid="002ec9ae"/>
    </style:style>
    <style:style style:name="T18" style:family="text">
      <style:text-properties officeooo:rsid="002f285b"/>
    </style:style>
    <style:style style:name="T19" style:family="text">
      <style:text-properties officeooo:rsid="003041fb"/>
    </style:style>
    <style:style style:name="T20" style:family="text">
      <style:text-properties officeooo:rsid="0030f200"/>
    </style:style>
    <style:style style:name="T21" style:family="text">
      <style:text-properties officeooo:rsid="0031f9de"/>
    </style:style>
    <style:style style:name="T22" style:family="text">
      <style:text-properties officeooo:rsid="00332db0"/>
    </style:style>
    <style:style style:name="T23" style:family="text">
      <style:text-properties officeooo:rsid="00368152"/>
    </style:style>
    <style:style style:name="T24" style:family="text">
      <style:text-properties officeooo:rsid="0036e75a"/>
    </style:style>
    <style:style style:name="T25" style:family="text">
      <style:text-properties officeooo:rsid="003c9586"/>
    </style:style>
    <style:style style:name="T26" style:family="text">
      <style:text-properties officeooo:rsid="003e381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Can Age and Gender be predicted using <text:span text:style-name="T1">text obtained from </text:span>Social Media posts? </text:p>
      <text:p text:style-name="P3"/>
      <text:p text:style-name="P2"/>
      <text:p text:style-name="P11">½ a page</text:p>
      <text:list xml:id="list4044435931" text:style-name="L1">
        <text:list-item>
          <text:p text:style-name="P10"><text:bookmark text:name="yui_3_17_2_1_1554322663003_36"/>Introduction: 5 marks</text:p>
        </text:list-item>
      </text:list>
      <text:p text:style-name="P2">- <text:span text:style-name="T2">Focusing on tweets from a bio and using that to predict gender and age</text:span></text:p>
      <text:p text:style-name="P2"/>
      <text:p text:style-name="P11">½ page</text:p>
      <text:list xml:id="list135752084816245" text:continue-numbering="true" text:style-name="L1">
        <text:list-item>
          <text:p text:style-name="P10">Related Work: 5 marks</text:p>
        </text:list-item>
      </text:list>
      <text:p text:style-name="P2"/>
      <text:p text:style-name="P19"><text:span text:style-name="T4">In [1], a</text:span>uthor profiling <text:span text:style-name="T4">was achieved </text:span>by studying sociolect aspect, <text:span text:style-name="T4">which is</text:span> how language is shared by people. <text:span text:style-name="T13">A blog corpus was used with</text:span> N-grams of POS tags in documents, punctuation symbols and number of link<text:span text:style-name="T12">s</text:span> <text:span text:style-name="T12">with </text:span>a<text:span text:style-name="T9">n SVM</text:span> <text:span text:style-name="T4">was used </text:span>to determine unknown author’s age and gender <text:span text:style-name="T10">that achieved a </text:span>64.30% <text:span text:style-name="T10">accuracy with age and a </text:span>64.73% <text:span text:style-name="T11">accuracy for gender. In [1], the only metric that was used for classification evaluation was accuracy and the data was unevenly distributed, with a larger proportion of the corpus coming from ages 25 and above. In [2] a corpus of chat texts was collected from a </text:span>Belgian social networking site <text:span text:style-name="T18">called </text:span>Netlog. <text:span text:style-name="T25">The text was tokenized and the </text:span>feature set <text:span text:style-name="T23">was limited by</text:span> token and character features only, <text:span text:style-name="T24">the </text:span>feature sets <text:span text:style-name="T24">were built</text:span> by selecting features with the highest χ2 <text:span text:style-name="T24">value and an </text:span>SVM <text:span text:style-name="T23">c</text:span>lassifier <text:span text:style-name="T24">was used to classify age which achieved an accuracy of 71.3%, and when classifying age and gender an accuracy of </text:span>66.3% <text:span text:style-name="T24">was achived on their whole dataset, it was found that </text:span>token features outperformed character features in each age classification task. <text:span text:style-name="T26">This paper achieved an </text:span>accuracy score of 88.8%, best precision score of 91.5%, best recall score of 92.9% and best F-score of 91.7% for the adult class <text:span text:style-name="T26">of a smaller subset of data.</text:span></text:p>
      <text:p text:style-name="P20">This paper tested the models on data taken from the same site the model was trained on and </text:p>
      <text:p text:style-name="P19"/>
      <text:p text:style-name="P19"><text:span text:style-name="T26">an accuracy of <text:s/>achieved <text:s/></text:span>iven that the non-standard language usage in the Netlog Corpus provide</text:p>
      <text:p text:style-name="P18"/>
      <text:p text:style-name="P11">½ page</text:p>
      <text:list xml:id="list135752276843329" text:continue-numbering="true" text:style-name="L1">
        <text:list-item>
          <text:p text:style-name="P10">Data: 5 marks</text:p>
        </text:list-item>
      </text:list>
      <text:p text:style-name="P12"><text:span text:style-name="T14">Within this project, tweets from user’s twitter pages was gathered and seperated by gender, and stored in seperate folders, one folder contained tweets from males, the other tweets from females.</text:span></text:p>
      <text:p text:style-name="P16">In order to <text:span text:style-name="T17">obtain</text:span> a representitive sample, tweets were gathered from USA, Australia, UK and Canada. <text:span text:style-name="T17">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may significantly vary when writing in different languages and further inferences could be gained from this information which could significantly improve the models used.</text:span></text:p>
      <text:p text:style-name="P17">Due to many people<text:span text:style-name="T20"> falsifying</text:span> their age on social media [CITE] the majority of data that was collected <text:span text:style-name="T21">from twitter </text:span>was from users that <text:span text:style-name="T21">were </text:span>verified <text:span text:style-name="T21">on twitter</text:span> [CITE], <text:span text:style-name="T22">t</text:span>his ensured the data used to train the models w<text:span text:style-name="T19">as</text:span> an accurate representation of text written by the associated age. </text:p>
      <text:p text:style-name="P15"/>
      <text:p text:style-name="P12"><text:span text:style-name="T14"><text:s text:c="2"/></text:span>Using celebrity data <text:span text:style-name="T3">+ other tweets from tweepy</text:span></text:p>
      <text:p text:style-name="P5"/>
      <text:p text:style-name="P13">½ page</text:p>
      <text:list xml:id="list3655542455" text:style-name="L2">
        <text:list-item>
          <text:p text:style-name="P14"><text:span text:style-name="T16">Ethics </text:span></text:p>
        </text:list-item>
      </text:list>
      <text:p text:style-name="P5"><text:soft-page-break/></text:p>
      <text:p text:style-name="P11">1 page</text:p>
      <text:list xml:id="list135752914523059" text:continue-list="list135752276843329" text:style-name="L1">
        <text:list-item>
          <text:p text:style-name="P10">Methodology: 5 marks</text:p>
        </text:list-item>
      </text:list>
      <text:p text:style-name="P11">1 page</text:p>
      <text:list xml:id="list135751213285081" text:continue-numbering="true" text:style-name="L1">
        <text:list-item>
          <text:p text:style-name="P10">Results 5 marks <text:span text:style-name="T15">+ </text:span>Findings: 5 marks</text:p>
        </text:list-item>
      </text:list>
      <text:p text:style-name="P11">½ page</text:p>
      <text:list xml:id="list135752380590501" text:continue-numbering="true" text:style-name="L1">
        <text:list-item>
          <text:p text:style-name="P10">Conclusions: 5 marks</text:p>
        </text:list-item>
        <text:list-item>
          <text:p text:style-name="P10">Formatting, structure and language: 5 marks</text:p>
        </text:list-item>
        <text:list-item>
          <text:p text:style-name="P8">Reproducibility: 5 marks</text:p>
        </text:list-item>
      </text:list>
      <text:p text:style-name="Standard"/>
      <text:p text:style-name="Standard"/>
      <text:p text:style-name="Standard"/>
      <text:p text:style-name="Standard"/>
      <text:p text:style-name="P1">References</text:p>
      <text:p text:style-name="P1"/>
      <text:p text:style-name="P1"><text:span text:style-name="T5">[1] Santosh, K., Bansal, R., Shekhar, M. and Varma, V., 2013. Author profiling: Predicting age and gender from blogs. </text:span><text:span text:style-name="T8">Notebook for PAN at CLEF</text:span><text:span text:style-name="T5">, </text:span><text:span text:style-name="T8">2013</text:span><text:span text:style-name="T5">.</text:span></text:p>
      <text:p text:style-name="P1"><text:span text:style-name="T5"/></text:p>
      <text:p text:style-name="P7"><text:span text:style-name="T6">[2] </text:span><text:span text:style-name="T5">Peersman, C., Daelemans, W. and Van Vaerenbergh, L., 2011, October. Predicting age and gender in online social networks. In </text:span><text:span text:style-name="T7">Proceedings of the 3rd international workshop on Search and mining user-generated contents</text:span><text:span text:style-name="T5"> (pp. 37-44). AC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21:14:09.874131528</meta:creation-date>
    <meta:generator>LibreOffice/6.0.7.3$Linux_X86_64 LibreOffice_project/00m0$Build-3</meta:generator>
    <dc:date>2019-04-06T13:57:50.838852446</dc:date>
    <meta:editing-duration>PT1H47M12S</meta:editing-duration>
    <meta:editing-cycles>37</meta:editing-cycles>
    <meta:document-statistic meta:table-count="0" meta:image-count="0" meta:object-count="0" meta:page-count="2" meta:paragraph-count="28" meta:word-count="578" meta:character-count="3340" meta:non-whitespace-character-count="2791"/>
  </office:meta>
</office:document-meta>
</file>